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07aa2"/>
    </style:style>
    <style:style style:name="P2" style:family="paragraph" style:parent-style-name="Standard">
      <style:text-properties officeooo:rsid="000e47f1" officeooo:paragraph-rsid="000e47f1"/>
    </style:style>
    <style:style style:name="P3" style:family="paragraph" style:parent-style-name="Standard">
      <style:text-properties officeooo:rsid="000e47f1" officeooo:paragraph-rsid="00107aa2"/>
    </style:style>
    <style:style style:name="T1" style:family="text">
      <style:text-properties officeooo:rsid="00107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created" text:name="py3o.item.created"/>
        <text:user-field-decl office:value-type="string" office:string-value="item.id" text:name="py3o.item.id"/>
        <text:user-field-decl office:value-type="string" office:string-value="item.updated" text:name="py3o.item.updated"/>
      </text:user-field-decls>
      <text:p text:style-name="P3"><text:span text:style-name="T1">How to create a Printtemplate?</text:span></text:p>
      <text:p text:style-name="P3"><text:span text:style-name="T1"/></text:p>
      <text:p text:style-name="P3"><text:span text:style-name="T1">All you need to do is to create a template and use user defined variables as placeholder at all places where you want to insert a specific value of the item.</text:span></text:p>
      <text:p text:style-name="P3"><text:span text:style-name="T1"/></text:p>
      <text:p text:style-name="P3"><text:span text:style-name="T1">A variable should be named „py3o.item.&lt;attribute&gt;“. The attribute is the name of a field. All fieds which are available in a export can be inserted in the template.</text:span></text:p>
      <text:p text:style-name="P3"><text:span text:style-name="T1"/></text:p>
      <text:p text:style-name="P3"><text:span text:style-name="T1">To insert a new user variable press „Ctrl+F2“.</text:span></text:p>
      <text:p text:style-name="P3"><text:span text:style-name="T1"/></text:p>
      <text:p text:style-name="P3"><text:span text:style-name="T1">Here is an Example of how to insert variables:</text:span></text:p>
      <text:p text:style-name="P3"><text:span text:style-name="T1"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<text:span text:style-name="T1">Item ID</text:span></text:p>
          </table:table-cell>
          <table:table-cell table:style-name="Tabelle1.A1" office:value-type="string">
            <text:p text:style-name="P1"><text:span text:style-name="T1">created</text:span></text:p>
          </table:table-cell>
          <table:table-cell table:style-name="Tabelle1.C1" office:value-type="string">
            <text:p text:style-name="P1"><text:span text:style-name="T1">updated</text:span></text:p>
          </table:table-cell>
        </table:table-row>
        <table:table-row>
          <table:table-cell table:style-name="Tabelle1.A2" office:value-type="string">
            <text:p text:style-name="Table_20_Contents"><text:user-field-get text:name="py3o.item.id">item.id</text:user-field-get></text:p>
          </table:table-cell>
          <table:table-cell table:style-name="Tabelle1.A2" office:value-type="string">
            <text:p text:style-name="P3"><text:user-field-get text:name="py3o.item.created">item.created</text:user-field-get></text:p>
          </table:table-cell>
          <table:table-cell table:style-name="Tabelle1.C2" office:value-type="string">
            <text:p text:style-name="Table_20_Contents"><text:user-field-get text:name="py3o.item.updated">item.updated</text:user-field-get></text:p>
          </table:table-cell>
        </table:table-row>
      </table:table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2:22:15</meta:creation-date>
    <dc:date>2014-08-22T12:50:25</dc:date>
    <meta:editing-duration>PT1M41S</meta:editing-duration>
    <meta:editing-cycles>3</meta:editing-cycles>
    <meta:generator>LibreOffice/4.0.2.2$Linux_x86 LibreOffice_project/4c82dcdd6efcd48b1d8bba66bfe1989deee49c3</meta:generator>
    <meta:document-statistic meta:table-count="1" meta:image-count="0" meta:object-count="0" meta:page-count="1" meta:paragraph-count="11" meta:word-count="88" meta:character-count="495" meta:non-whitespace-character-count="418"/>
  </office:meta>
</office:document-meta>
</file>